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officeooo:rsid="00208a18" officeooo:paragraph-rsid="00208a18"/>
    </style:style>
    <style:style style:name="P2" style:family="paragraph" style:parent-style-name="Standard">
      <style:paragraph-properties fo:text-align="center" style:justify-single-word="false"/>
      <style:text-properties fo:color="#0000ff" fo:font-size="28pt" fo:font-weight="bold" officeooo:rsid="00208a18" officeooo:paragraph-rsid="00208a18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ff" fo:font-size="12pt" fo:font-weight="bold" officeooo:rsid="00208a18" officeooo:paragraph-rsid="00208a1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ff" fo:font-size="12pt" fo:font-weight="bold" officeooo:rsid="0022ba05" officeooo:paragraph-rsid="0022ba0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fo:font-size="22pt" fo:font-weight="bold" officeooo:rsid="0022ba05" officeooo:paragraph-rsid="0022ba05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ff" fo:font-size="16pt" fo:font-weight="bold" officeooo:rsid="0022ba05" officeooo:paragraph-rsid="0022ba0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ff" fo:font-size="16pt" fo:font-weight="bold" officeooo:rsid="002408f2" officeooo:paragraph-rsid="002408f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ff" fo:font-size="14pt" fo:font-weight="bold" officeooo:rsid="00208a18" officeooo:paragraph-rsid="00208a18" style:font-size-asian="12.25pt" style:font-weight-asian="bold" style:font-size-complex="14pt" style:font-weight-complex="bold"/>
    </style:style>
    <style:style style:name="T1" style:family="text">
      <style:text-properties officeooo:rsid="002408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2">Codotronix Game Framework (CXGF)</text:p>
      <text:p text:style-name="P2">Design Docu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text:soft-page-break/>Index</text:p>
      <text:p text:style-name="P4"/>
      <text:p text:style-name="P4"/>
      <text:p text:style-name="P6">1. <text:span text:style-name="T1">GameObject Module</text:span></text:p>
      <text:p text:style-name="P6"/>
      <text:p text:style-name="P7">2. KeyEvent Module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2:30:58.550599586</meta:creation-date>
    <meta:generator>LibreOffice/5.1.2.2$Linux_X86_64 LibreOffice_project/10m0$Build-2</meta:generator>
    <dc:date>2017-11-29T12:39:10.323108237</dc:date>
    <meta:editing-duration>PT5M44S</meta:editing-duration>
    <meta:editing-cycles>4</meta:editing-cycles>
    <meta:document-statistic meta:table-count="0" meta:image-count="0" meta:object-count="0" meta:page-count="2" meta:paragraph-count="5" meta:word-count="13" meta:character-count="90" meta:non-whitespace-character-count="82"/>
  </office:meta>
</office:document-meta>
</file>